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65a" officeooo:paragraph-rsid="001b465a"/>
    </style:style>
    <style:style style:name="P2" style:family="paragraph" style:parent-style-name="Standard">
      <style:text-properties officeooo:rsid="001b813b" officeooo:paragraph-rsid="001b465a"/>
    </style:style>
    <style:style style:name="P3" style:family="paragraph" style:parent-style-name="Standard">
      <style:text-properties officeooo:rsid="001b813b" officeooo:paragraph-rsid="001b813b"/>
    </style:style>
    <style:style style:name="P4" style:family="paragraph" style:parent-style-name="Standard">
      <style:text-properties officeooo:rsid="001b813b" officeooo:paragraph-rsid="00248701"/>
    </style:style>
    <style:style style:name="P5" style:family="paragraph" style:parent-style-name="Standard">
      <style:text-properties officeooo:rsid="00205a7e" officeooo:paragraph-rsid="00248701"/>
    </style:style>
    <style:style style:name="P6" style:family="paragraph" style:parent-style-name="Standard">
      <style:text-properties officeooo:rsid="00223c6f" officeooo:paragraph-rsid="00223c6f"/>
    </style:style>
    <style:style style:name="P7" style:family="paragraph" style:parent-style-name="Standard">
      <style:text-properties officeooo:rsid="0022c587" officeooo:paragraph-rsid="0022c587"/>
    </style:style>
    <style:style style:name="P8" style:family="paragraph" style:parent-style-name="Standard">
      <style:text-properties officeooo:rsid="0022c587" officeooo:paragraph-rsid="00248701"/>
    </style:style>
    <style:style style:name="P9" style:family="paragraph" style:parent-style-name="Standard">
      <style:text-properties officeooo:paragraph-rsid="00248701"/>
    </style:style>
    <style:style style:name="P10" style:family="paragraph" style:parent-style-name="Standard">
      <style:text-properties officeooo:rsid="00270052" officeooo:paragraph-rsid="00270052"/>
    </style:style>
    <style:style style:name="P11" style:family="paragraph" style:parent-style-name="Standard">
      <style:text-properties officeooo:rsid="00278774" officeooo:paragraph-rsid="00278774"/>
    </style:style>
    <style:style style:name="P12" style:family="paragraph" style:parent-style-name="Standard">
      <style:text-properties fo:font-weight="bold" officeooo:rsid="001b465a" officeooo:paragraph-rsid="001b465a" style:font-weight-asian="bold" style:font-weight-complex="bold"/>
    </style:style>
    <style:style style:name="P13" style:family="paragraph" style:parent-style-name="Standard">
      <style:text-properties fo:font-weight="bold" officeooo:rsid="0028fb29" officeooo:paragraph-rsid="0028fb29" style:font-weight-asian="bold" style:font-weight-complex="bold"/>
    </style:style>
    <style:style style:name="P14" style:family="paragraph" style:parent-style-name="Standard">
      <style:text-properties officeooo:rsid="0028fb29" officeooo:paragraph-rsid="0028fb29"/>
    </style:style>
    <style:style style:name="P15" style:family="paragraph" style:parent-style-name="Standard">
      <style:text-properties officeooo:rsid="0028fb29" officeooo:paragraph-rsid="002978cc"/>
    </style:style>
    <style:style style:name="P16" style:family="paragraph" style:parent-style-name="Standard">
      <style:text-properties officeooo:rsid="002978cc" officeooo:paragraph-rsid="002978cc"/>
    </style:style>
    <style:style style:name="P17" style:family="paragraph" style:parent-style-name="Standard">
      <style:text-properties officeooo:rsid="002978cc" officeooo:paragraph-rsid="00304a2b"/>
    </style:style>
    <style:style style:name="P18" style:family="paragraph" style:parent-style-name="Standard">
      <style:text-properties officeooo:rsid="002978cc" officeooo:paragraph-rsid="001b465a"/>
    </style:style>
    <style:style style:name="P19" style:family="paragraph" style:parent-style-name="Standard">
      <style:text-properties officeooo:rsid="003233a9" officeooo:paragraph-rsid="003233a9"/>
    </style:style>
    <style:style style:name="P20" style:family="paragraph" style:parent-style-name="Standard">
      <style:text-properties officeooo:rsid="003311c3" officeooo:paragraph-rsid="003311c3"/>
    </style:style>
    <style:style style:name="P21" style:family="paragraph" style:parent-style-name="Standard">
      <style:text-properties officeooo:rsid="0034f85f" officeooo:paragraph-rsid="0034f85f"/>
    </style:style>
    <style:style style:name="P22" style:family="paragraph" style:parent-style-name="Standard">
      <style:text-properties officeooo:rsid="001b465a" officeooo:paragraph-rsid="001b465a"/>
    </style:style>
    <style:style style:name="T1" style:family="text">
      <style:text-properties officeooo:rsid="001b6df2"/>
    </style:style>
    <style:style style:name="T2" style:family="text">
      <style:text-properties officeooo:rsid="001b813b"/>
    </style:style>
    <style:style style:name="T3" style:family="text">
      <style:text-properties officeooo:rsid="001d03a1"/>
    </style:style>
    <style:style style:name="T4" style:family="text">
      <style:text-properties officeooo:rsid="001f550f"/>
    </style:style>
    <style:style style:name="T5" style:family="text">
      <style:text-properties officeooo:rsid="0022c587"/>
    </style:style>
    <style:style style:name="T6" style:family="text">
      <style:text-properties officeooo:rsid="00248701"/>
    </style:style>
    <style:style style:name="T7" style:family="text">
      <style:text-properties officeooo:rsid="0026176d"/>
    </style:style>
    <style:style style:name="T8" style:family="text">
      <style:text-properties officeooo:rsid="00270052"/>
    </style:style>
    <style:style style:name="T9" style:family="text">
      <style:text-properties officeooo:rsid="00278774"/>
    </style:style>
    <style:style style:name="T10" style:family="text">
      <style:text-properties officeooo:rsid="002e25e0"/>
    </style:style>
    <style:style style:name="T11" style:family="text">
      <style:text-properties officeooo:rsid="0032da47"/>
    </style:style>
    <style:style style:name="T12" style:family="text">
      <style:text-properties officeooo:rsid="0034f85f"/>
    </style:style>
    <style:style style:name="T13" style:family="text">
      <style:text-properties officeooo:rsid="0036c748"/>
    </style:style>
    <style:style style:name="T14" style:family="text">
      <style:text-properties officeooo:rsid="00375e73"/>
    </style:style>
    <style:style style:name="T15" style:family="text">
      <style:text-properties officeooo:rsid="00394ac5"/>
    </style:style>
    <style:style style:name="T16" style:family="text">
      <style:text-properties officeooo:rsid="00395c32"/>
    </style:style>
    <style:style style:name="T17" style:family="text">
      <style:text-properties officeooo:rsid="003ac27a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8">1. General</text:span></text:p>
      <text:p text:style-name="Standard"/>
      <text:p text:style-name="P12">2. Cloud Services</text:p>
      <text:p text:style-name="P1"/>
      <text:p text:style-name="P1">I have worked with AWS. <text:span text:style-name="T1">In AWS you can use Elastic Beanstalk for deploying web applications. </text:span><text:span text:style-name="T2">I</text:span><text:span text:style-name="T1">t supports </text:span><text:span text:style-name="T2">Java based web applications and </text:span><text:span text:style-name="T1">the Tomcat application server.</text:span></text:p>
      <text:p text:style-name="P1"/>
      <text:p text:style-name="P6">For this example I will keep the state information in a database. I will use a AWS RDS database which is external to Elastic Beanstalk. This gives you flexibility by being able to access the database from multiple environments, e.g. several development environments could use a single RDS database.</text:p>
      <text:p text:style-name="P6"/>
      <text:p text:style-name="P7">Steps to create the web application:</text:p>
      <text:p text:style-name="P2"/>
      <text:p text:style-name="P3">1. <text:span text:style-name="T5">AWS Beanstalk accepts packaged java application, e.g. </text:span><text:span text:style-name="T3">war or zip </text:span><text:span text:style-name="T5">files. Create a war file of your application.</text:span></text:p>
      <text:p text:style-name="P7"/>
      <text:p text:style-name="P8"><text:bookmark-start text:name="__DdeLink__485_239623563"/>2. Go the the AWS console and laun<text:span text:style-name="T4">ch a RDS database instance in AWS (e.g. MySQL). Enable </text:span><text:bookmark-end text:name="__DdeLink__485_239623563"/><text:span text:style-name="T4">Multi-AZ deployment. This creates a standby database in a different availability zone.</text:span></text:p>
      <text:p text:style-name="P7"/>
      <text:p text:style-name="P5"><text:span text:style-name="T6">3</text:span>. Create the database objects (users, tables, indexes … ) required for your application.</text:p>
      <text:p text:style-name="P5"/>
      <text:p text:style-name="P8"><text:span text:style-name="T6">4</text:span>. Go the the AWS console and laun<text:span text:style-name="T4">ch a </text:span><text:span text:style-name="T6">Elastic Beanstalk application.</text:span></text:p>
      <text:p text:style-name="P8"><text:s text:c="4"/><text:span text:style-name="T6">Enter an application name for your application.</text:span></text:p>
      <text:p text:style-name="P8"><text:s text:c="4"/><text:span text:style-name="T6">Elastic Beanstalk supports many application, choose Tomcat.</text:span></text:p>
      <text:p text:style-name="P8"><text:s text:c="4"/><text:span text:style-name="T6">Upload the your application war file and give the application a version label.</text:span></text:p>
      <text:p text:style-name="P8"/>
      <text:p text:style-name="P5">5. Configure the security groups.</text:p>
      <text:p text:style-name="P5"/>
      <text:p text:style-name="P5">6. Configure the environment properties for the RDS database for Elastic Beanstalk.</text:p>
      <text:p text:style-name="P5"/>
      <text:p text:style-name="P8"><text:span text:style-name="T6">7. Configure the security </text:span><text:span text:style-name="T7">for your environment.</text:span></text:p>
      <text:p text:style-name="P9"><text:span text:style-name="T5"><text:s text:c="4"/></text:span><text:span text:style-name="T7">In the Elastic</text:span><text:span text:style-name="T6"> Beanstalk </text:span><text:span text:style-name="T7">console you can configure a service role, an ec2 key pair for EC2 instances and an IAM instance pro</text:span><text:span text:style-name="T8">f</text:span><text:span text:style-name="T7">iles.</text:span></text:p>
      <text:p text:style-name="P4"/>
      <text:p text:style-name="P3"/>
      <text:p text:style-name="P12">3. <text:span text:style-name="T17">How do you minimize the size and attack surface of a </text:span>Docker <text:span text:style-name="T17">container?</text:span></text:p>
      <text:p text:style-name="P1"/>
      <text:p text:style-name="P10">In docker you usually start with a base image for your application. This base image has everything needed to run the application. Often <text:span text:style-name="T16">you </text:span>have a choice of several base images that can be used. In order to minimise both the size and attack surface of a Docker image you start with a small base image that has fewer libraries. This means it has fewer vulnerabilities and attac<text:span text:style-name="T15">k</text:span> points.</text:p>
      <text:p text:style-name="P10"/>
      <text:p text:style-name="P11">You can do a multi-stage docker image build in order to have more control over the image content and get a smaller image that is more secure.</text:p>
      <text:p text:style-name="P11"/>
      <text:p text:style-name="P10">You should create a dedicated user with minimal permissions to run the application.</text:p>
      <text:p text:style-name="P10"/>
      <text:p text:style-name="P10">There are tools to scan for vulnerabilities. Scan the docker image for vulnerabilities and fix them.</text:p>
      <text:p text:style-name="P10"/>
      <text:p text:style-name="P10">You should verify the images you are downloading to make sure that <text:span text:style-name="T9">haven’t been altered.</text:span></text:p>
      <text:p text:style-name="P10"><text:soft-page-break/></text:p>
      <text:p text:style-name="P11">Use a tool like Linter to analyse the dockerfile and get alerts on errors an bug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4:19:29.188419137</meta:creation-date>
    <dc:date>2020-12-12T12:44:20.398269985</dc:date>
    <meta:editing-duration>PT3H31M18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405" meta:character-count="2419" meta:non-whitespace-character-count="2021"/>
  </office:meta>
</office:document-meta>
</file>